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5d6" officeooo:paragraph-rsid="001cc5d6"/>
    </style:style>
    <style:style style:name="P2" style:family="paragraph" style:parent-style-name="Standard">
      <style:text-properties officeooo:rsid="001cc5d6" officeooo:paragraph-rsid="001cc5d6"/>
    </style:style>
    <style:style style:name="P3" style:family="paragraph" style:parent-style-name="Standard">
      <style:text-properties officeooo:rsid="0022e439" officeooo:paragraph-rsid="0022e439"/>
    </style:style>
    <style:style style:name="P4" style:family="paragraph" style:parent-style-name="Standard">
      <style:text-properties officeooo:rsid="002426b8" officeooo:paragraph-rsid="002426b8"/>
    </style:style>
    <style:style style:name="T1" style:family="text">
      <style:text-properties officeooo:rsid="001d4186"/>
    </style:style>
    <style:style style:name="T2" style:family="text">
      <style:text-properties style:text-position="super 58%" officeooo:rsid="001d4186"/>
    </style:style>
    <style:style style:name="T3" style:family="text">
      <style:text-properties officeooo:rsid="001f07e4"/>
    </style:style>
    <style:style style:name="T4" style:family="text">
      <style:text-properties officeooo:rsid="0021750a"/>
    </style:style>
    <style:style style:name="T5" style:family="text">
      <style:text-properties officeooo:rsid="0022e439"/>
    </style:style>
    <style:style style:name="T6" style:family="text">
      <style:text-properties officeooo:rsid="002426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vs. Super:</text:p>
      <text:p text:style-name="P1"/>
      <text:p text:style-name="P1">This vs. Super keywords:</text:p>
      <text:p text:style-name="P1"/>
      <text:p text:style-name="P1">The keyword super is used to access or call the parent class members (variables and methods).</text:p>
      <text:p text:style-name="P1"/>
      <text:p text:style-name="P1">The keyword this is used to call the current class members (variables and methods).</text:p>
      <text:p text:style-name="P1"/>
      <text:p text:style-name="P1">“this” is required when we have a parameter with the same name, as an instance variable or field.</text:p>
      <text:p text:style-name="P1"/>
      <text:p text:style-name="P1"><text:s/>We can use either this or super anywhere in a class, except for static elements, like a static method. Any attempt to do so there, will lead to compile time errors.</text:p>
      <text:p text:style-name="P1"/>
      <text:p text:style-name="P1">The keyword “this” is commonly used with constructors and setters, and optionally used in getters.</text:p>
      <text:p text:style-name="P1"/>
      <text:p text:style-name="P1"><text:s/>For example, we can use “this” in a constructor and setter, where there’s a parameter with the same name, as the instance or field.</text:p>
      <text:p text:style-name="P1"/>
      <text:p text:style-name="P1"><text:s/>In a getter where we don’t have any parameters, there’s no conflict, so using “this” keyword would be optional.</text:p>
      <text:p text:style-name="P1"/>
      <text:p text:style-name="P1"><text:s/>The keyword “super” is commonly used with method overriding, when we call a method with the same name, from the parent class.</text:p>
      <text:p text:style-name="P1"/>
      <text:p text:style-name="P1"><text:s/></text:p>
      <text:p text:style-name="P1">this() Vs. super() call:</text:p>
      <text:p text:style-name="P1"/>
      <text:p text:style-name="P1"><text:s/>We use this() to call a constructor, from another overloaded constructor in the same class.</text:p>
      <text:p text:style-name="P1"/>
      <text:p text:style-name="P1"><text:s/>The call to this() can only be used in a constructor, from another overloaded constructor in the same class.</text:p>
      <text:p text:style-name="P1"/>
      <text:p text:style-name="P1"><text:s/>The call to this() can only be used in a constructor, and it must be the first statement in a constructor.</text:p>
      <text:p text:style-name="P1"/>
      <text:p text:style-name="P1"><text:s/>It’s used with constructor chaining, in other words when one constructor calls another constructor, and it helps to reduce duplicate code.</text:p>
      <text:p text:style-name="P1"/>
      <text:p text:style-name="P1"><text:s/>The only way to call a parent constructor, is by calling super(), which calls the parent constructor.</text:p>
      <text:p text:style-name="P1"/>
      <text:p text:style-name="P1"><text:s/>The Java compiler puts a default call to super(), if we don’t add it, and it’s always a call to the no argument constructor, which is inserted by the compiler.</text:p>
      <text:p text:style-name="P1"/>
      <text:p text:style-name="P1"><text:s/>The call to super() must be the first statement in each constructor.</text:p>
      <text:p text:style-name="P1"/>
      <text:p text:style-name="P1"><text:s/>A constructor can have a call to super() or this(), but never both.</text:p>
      <text:p text:style-name="P1"/>
      <text:p text:style-name="P1"><text:s/><text:span text:style-name="T1">If you need to make multiple constructors, you should chain them and only initialize variables on the last constructor (reduce repeated code- use what’s already written in the constructor you’re calling).</text:span></text:p>
      <text:p text:style-name="P1"/>
      <text:p text:style-name="P1"><text:soft-page-break/><text:s/><text:span text:style-name="T1">For example, if you had 3 constructors chained, you should use the no args constructor to call the 2</text:span><text:span text:style-name="T2">nd</text:span><text:span text:style-name="T1">, then the 2</text:span><text:span text:style-name="T2">nd</text:span><text:span text:style-name="T1"> to call the 3</text:span><text:span text:style-name="T2">rd</text:span><text:span text:style-name="T1">, which then initializes the variables.</text:span></text:p>
      <text:p text:style-name="P1"/>
      <text:p text:style-name="P1"><text:s/><text:span text:style-name="T3">This ensures the last constructor has the responsibility of initializing the variables.</text:span></text:p>
      <text:p text:style-name="P1"/>
      <text:p text:style-name="P1"><text:s/><text:span text:style-name="T4">Generally speaking, a this() call will call down to a constructor with more variables (Further down the chain), while the super() call tend to call back up the class hierarchy.</text:span></text:p>
      <text:p text:style-name="P1"/>
      <text:p text:style-name="P1"><text:s/><text:span text:style-name="T5">A quick note on method overriding:</text:span></text:p>
      <text:p text:style-name="P1"/>
      <text:p text:style-name="P1">- <text:span text:style-name="T5">Method overriding is always in two classes that have a child-parent or IS-A relationship.</text:span></text:p>
      <text:p text:style-name="P1">- <text:span text:style-name="T5">Must have the same parameters and same name.</text:span></text:p>
      <text:p text:style-name="P3">- Must have the same return type or covariant return type (Child class).</text:p>
      <text:p text:style-name="P3">- Must not have a lower modifier but may have a higher modifier.</text:p>
      <text:p text:style-name="P1"/>
      <text:p text:style-name="P1"/>
      <text:p text:style-name="P3">Covariant Return Type:</text:p>
      <text:p text:style-name="P3"/>
      <text:p text:style-name="P3"><text:s/>Overridden methods must have the same type, or covariant return type.</text:p>
      <text:p text:style-name="P3"/>
      <text:p text:style-name="P3"><text:s/>The return type of an overridden method can be the same type as the parent’s declaration.</text:p>
      <text:p text:style-name="P3"/>
      <text:p text:style-name="P3"><text:s/>But it can also be a subclass.</text:p>
      <text:p text:style-name="P3"/>
      <text:p text:style-name="P3"><text:s/>Why didn’t we say a return type could be the same class, or a subclass?</text:p>
      <text:p text:style-name="P3"/>
      <text:p text:style-name="P3"><text:s/>There are other types in Java that aren’t classes, so the term covariant is more appropriate.</text:p>
      <text:p text:style-name="P3"/>
      <text:p text:style-name="P3"><text:s/><text:span text:style-name="T6">There is a clone method on the class Object, that all classes inherit from.</text:span></text:p>
      <text:p text:style-name="P3"/>
      <text:p text:style-name="P3"><text:s/><text:span text:style-name="T6">Shown below is a simplified version of this declaration:</text:span></text:p>
      <text:p text:style-name="P3"/>
      <text:p text:style-name="P3"><text:s/><text:span text:style-name="T6">protected Object clone() throws CloneNotSupportedException</text:span></text:p>
      <text:p text:style-name="P3"/>
      <text:p text:style-name="P3"><text:s/><text:span text:style-name="T6">If we override the above method, using Intellij’s code generation tools, it will generate this code in your class:</text:span></text:p>
      <text:p text:style-name="P3"/>
      <text:p text:style-name="P3"><text:s/><text:span text:style-name="T6">@Overrride</text:span></text:p>
      <text:p text:style-name="P4">protected Object clone() throws CloneNotSupportedException {</text:p>
      <text:p text:style-name="P4"><text:tab/>return super.clone();</text:p>
      <text:p text:style-name="P4">}</text:p>
      <text:p text:style-name="P4"/>
      <text:p text:style-name="P4"><text:s/>But in general, when you’re cloning an instance, you’re going to want to return an Object that’s the same type as the Object you’re cloning.</text:p>
      <text:p text:style-name="P4"/>
      <text:p text:style-name="P4"><text:s/>All classes ultimately inherit from Object base class, so every class can be said to be a covariant of Objec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7T15:10:00.618698803</meta:creation-date>
    <dc:date>2023-12-17T17:53:17.012005401</dc:date>
    <meta:editing-duration>PT22M2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648" meta:character-count="3798" meta:non-whitespace-character-count="3163"/>
  </office:meta>
</office:document-meta>
</file>